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7030A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00B0F0"/>
    </style:style>
    <style:style style:name="ce6" style:family="table-cell" style:parent-style-name="Default" style:data-style-name="N0">
      <style:table-cell-properties fo:border="thin solid #000000" fo:background-color="#A9D08E"/>
    </style:style>
    <style:style style:name="ce7" style:family="table-cell" style:parent-style-name="Default" style:data-style-name="N0">
      <style:table-cell-properties fo:border="thin solid #000000" fo:background-color="#F4B084"/>
    </style:style>
    <style:style style:name="ce8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order="thin solid #000000" fo:background-color="#000000"/>
      <style:text-properties fo:color="#FFFFFF"/>
      <style:map style:condition="of:cell-content()&lt;100000" style:apply-style-name="cf1"/>
    </style:style>
    <style:style style:name="ce10" style:family="table-cell" style:parent-style-name="Default" style:data-style-name="N0">
      <style:table-cell-properties fo:border="thin solid #000000" fo:background-color="#A9D08E"/>
      <style:map style:condition="of:cell-content()&lt;100000" style:apply-style-name="cf1"/>
    </style:style>
    <style:style style:name="ce11" style:family="table-cell" style:parent-style-name="Default" style:data-style-name="N0">
      <style:table-cell-properties fo:border="thin solid #000000" fo:background-color="#7030A0"/>
      <style:map style:condition="of:cell-content()&lt;100000" style:apply-style-name="cf1"/>
    </style:style>
    <style:style style:name="ce12" style:family="table-cell" style:parent-style-name="Default" style:data-style-name="N0">
      <style:table-cell-properties fo:border="thin solid #000000" fo:background-color="#DDEBF7"/>
      <style:map style:condition="of:cell-content()&lt;100000" style:apply-style-name="cf1"/>
    </style:style>
    <style:style style:name="ce13" style:family="table-cell" style:parent-style-name="Default" style:data-style-name="N0">
      <style:table-cell-properties fo:border="thin solid #000000" fo:background-color="#00B0F0"/>
      <style:map style:condition="of:cell-content()&lt;100000" style:apply-style-name="cf1"/>
    </style:style>
    <style:style style:name="ce14" style:family="table-cell" style:parent-style-name="Default" style:data-style-name="N0">
      <style:table-cell-properties fo:border="thin solid #000000" fo:background-color="#F4B084"/>
      <style:map style:condition="of:cell-content()&lt;100000" style:apply-style-name="cf1"/>
    </style:style>
    <style:style style:name="ce15" style:family="table-cell" style:parent-style-name="Default" style:data-style-name="N0">
      <style:table-cell-properties fo:border="thin solid #000000" fo:background-color="#DDEBF7"/>
      <style:map style:condition="of:cell-content()&lt;1000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_&amp;_fil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style-name="ce1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office:value-type="string" office:string-value="no" table:formula="of:=IF([.J6]&gt;100000;&quot;Yes&quot;;&quot;no&quot;)" table:style-name="ce1">
            <text:p>no</text:p>
          </table:table-cell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office:value-type="string" office:string-value="no" table:formula="of:=IF([.J7]&gt;100000;&quot;Yes&quot;;&quot;no&quot;)" table:style-name="ce1">
            <text:p>no</text:p>
          </table:table-cell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office:value-type="string" office:string-value="Yes" table:formula="of:=IF([.J8]&gt;100000;&quot;Yes&quot;;&quot;no&quot;)" table:style-name="ce1">
            <text:p>Yes</text:p>
          </table:table-cell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office:value-type="string" office:string-value="Yes" table:formula="of:=IF([.J9]&gt;100000;&quot;Yes&quot;;&quot;no&quot;)" table:style-name="ce1">
            <text:p>Yes</text:p>
          </table:table-cell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office:value-type="string" office:string-value="no" table:formula="of:=IF([.J10]&gt;100000;&quot;Yes&quot;;&quot;no&quot;)" table:style-name="ce1">
            <text:p>no</text:p>
          </table:table-cell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office:value-type="string" office:string-value="Yes" table:formula="of:=IF([.J11]&gt;100000;&quot;Yes&quot;;&quot;no&quot;)" table:style-name="ce1">
            <text:p>Yes</text:p>
          </table:table-cell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7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9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11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12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13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12">
            <text:p>200000</text:p>
          </table:table-cell>
          <table:table-cell office:value-type="float" office:value="5000" table:style-name="ce15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14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sort_&amp;_filter.E7:sort_&amp;_filter.K11">
          <table:sort>
            <table:sort-by table:field-number="2" table:order="descending"/>
            <table:sort-by table:field-number="3"/>
          </table:sort>
        </table:database-range>
        <table:database-range table:target-range-address="sort_&amp;_filter.E5:sort_&amp;_filter.K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EB9C"/>
      <style:text-properties fo:color="#9C57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09-30T03:20:22Z</meta:creation-date>
    <dc:date>2025-10-01T04:00:28Z</dc:date>
  </office:meta>
</office:document-meta>
</file>